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A0000026038674BA0.png" manifest:media-type="image/png"/>
  <manifest:file-entry manifest:full-path="Pictures/10000001000001C2000001C22A834D22.png" manifest:media-type="image/png"/>
  <manifest:file-entry manifest:full-path="Pictures/100000000000015E0000015E076DC179.jpg" manifest:media-type="image/jpeg"/>
  <manifest:file-entry manifest:full-path="Pictures/100000010000015E0000015E6A0DEBD1.png" manifest:media-type="image/png"/>
  <manifest:file-entry manifest:full-path="Pictures/10000001000001CA000001CAACE58F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22" draw:textarea-horizontal-align="justify" draw:textarea-vertical-align="middle" draw:auto-grow-height="false" fo:min-height="10.5cm" fo:min-width="18.5cm" style:protect="position size" loext:decorative="false"/>
    </style:style>
    <style:style style:name="gr2" style:family="graphic" style:parent-style-name="Object_20_with_20_no_20_fill_20_and_20_no_20_line">
      <style:graphic-properties draw:stroke="none" draw:fill="none" loext:fill-use-slide-background="fals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3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53cm" svg:stroke-color="#ff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ffff38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gradient" draw:fill-gradient-name="Gradient_20_22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0.75cm" svg:x="1cm" svg:y="12.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0.368cm" svg:x="1cm" svg:y="1.75cm">
          <draw:image xlink:href="Pictures/100000010000045A0000026038674BA0.png" xlink:type="simple" xlink:show="embed" xlink:actuate="onLoad" draw:mime-type="image/png">
            <text:p/>
          </draw:image>
        </draw:frame>
        <draw:line draw:style-name="gr3" draw:text-style-name="P3" draw:layer="layout" svg:x1="8.38cm" svg:y1="9.5cm" svg:x2="8.38cm" svg:y2="11cm">
          <text:p/>
        </draw:line>
        <draw:line draw:style-name="gr3" draw:text-style-name="P3" draw:layer="layout" svg:x1="8.38cm" svg:y1="9.487cm" svg:x2="8.38cm" svg:y2="10.987cm">
          <text:p/>
        </draw:line>
        <draw:line draw:style-name="gr3" draw:text-style-name="P3" draw:layer="layout" svg:x1="8.38cm" svg:y1="9.487cm" svg:x2="8.38cm" svg:y2="10.987cm">
          <text:p/>
        </draw:line>
        <draw:g draw:style-name="gr4">
          <draw:line draw:style-name="gr5" draw:text-style-name="P3" draw:layer="layout" svg:x1="8.92cm" svg:y1="9.5cm" svg:x2="8.92cm" svg:y2="11cm">
            <text:p/>
          </draw:line>
          <draw:frame draw:style-name="gr6" draw:text-style-name="P5" draw:layer="layout" svg:width="1.75cm" svg:height="0.878cm" svg:x="7.75cm" svg:y="11cm">
            <draw:text-box>
              <text:p text:style-name="P4"><text:span text:style-name="T1">CH3</text:span></text:p>
            </draw:text-box>
          </draw:frame>
          <draw:line draw:style-name="gr3" draw:text-style-name="P3" draw:layer="layout" svg:x1="8.38cm" svg:y1="9.487cm" svg:x2="8.38cm" svg:y2="10.987cm">
            <text:p/>
          </draw:line>
        </draw:g>
        <draw:g draw:style-name="gr4">
          <draw:line draw:style-name="gr3" draw:text-style-name="P3" draw:layer="layout" svg:x1="9.48cm" svg:y1="9.487cm" svg:x2="9.48cm" svg:y2="12cm">
            <text:p/>
          </draw:line>
          <draw:line draw:style-name="gr5" draw:text-style-name="P3" draw:layer="layout" svg:x1="10.02cm" svg:y1="9.487cm" svg:x2="10.02cm" svg:y2="12cm">
            <text:p/>
          </draw:line>
          <draw:frame draw:style-name="gr6" draw:text-style-name="P5" draw:layer="layout" svg:width="1.75cm" svg:height="0.878cm" svg:x="8.9cm" svg:y="11.872cm">
            <draw:text-box>
              <text:p text:style-name="P4"><text:span text:style-name="T1">CH2</text:span></text:p>
            </draw:text-box>
          </draw:frame>
        </draw:g>
        <draw:g draw:style-name="gr4">
          <draw:line draw:style-name="gr5" draw:text-style-name="P3" draw:layer="layout" svg:x1="11.07cm" svg:y1="9.487cm" svg:x2="11.07cm" svg:y2="10.987cm">
            <text:p/>
          </draw:line>
          <draw:frame draw:style-name="gr6" draw:text-style-name="P5" draw:layer="layout" svg:width="1.75cm" svg:height="0.878cm" svg:x="9.9cm" svg:y="10.987cm">
            <draw:text-box>
              <text:p text:style-name="P4"><text:span text:style-name="T1">CH0</text:span></text:p>
            </draw:text-box>
          </draw:frame>
          <draw:line draw:style-name="gr3" draw:text-style-name="P3" draw:layer="layout" svg:x1="10.53cm" svg:y1="9.474cm" svg:x2="10.53cm" svg:y2="10.974cm">
            <text:p/>
          </draw:line>
        </draw:g>
        <draw:g draw:style-name="gr4">
          <draw:line draw:style-name="gr3" draw:text-style-name="P3" draw:layer="layout" svg:x1="11.58cm" svg:y1="9.474cm" svg:x2="11.58cm" svg:y2="11.987cm">
            <text:p/>
          </draw:line>
          <draw:line draw:style-name="gr5" draw:text-style-name="P3" draw:layer="layout" svg:x1="12.12cm" svg:y1="9.474cm" svg:x2="12.12cm" svg:y2="11.987cm">
            <text:p/>
          </draw:line>
          <draw:frame draw:style-name="gr6" draw:text-style-name="P5" draw:layer="layout" svg:width="1.75cm" svg:height="0.878cm" svg:x="11cm" svg:y="11.859cm">
            <draw:text-box>
              <text:p text:style-name="P4"><text:span text:style-name="T1">CH1</text:span></text:p>
            </draw:text-box>
          </draw:frame>
        </draw:g>
        <draw:line draw:style-name="gr7" draw:text-style-name="P3" draw:layer="layout" svg:x1="15.67cm" svg:y1="9.474cm" svg:x2="15.67cm" svg:y2="10.974cm">
          <text:p/>
        </draw:line>
        <draw:frame draw:style-name="gr8" draw:text-style-name="P5" draw:layer="layout" svg:width="2.75cm" svg:height="1.505cm" svg:x="14.25cm" svg:y="11cm">
          <draw:text-box>
            <text:p text:style-name="P4"><text:span text:style-name="T1">Pulse</text:span></text:p>
            <text:p text:style-name="P4"><text:span text:style-name="T1">contact</text:span></text:p>
          </draw:text-box>
        </draw:frame>
        <draw:line draw:style-name="gr7" draw:text-style-name="P3" draw:layer="layout" svg:x1="15.13cm" svg:y1="9.461cm" svg:x2="15.13cm" svg:y2="10.961cm">
          <text:p/>
        </draw:line>
      </draw:page>
      <draw:page draw:name="page2" draw:style-name="dp1" draw:master-page-name="Standard">
        <draw:custom-shape draw:style-name="gr1" draw:text-style-name="P1" draw:layer="layout" svg:width="19cm" svg:height="10.75cm" svg:x="1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0.368cm" svg:x="1cm" svg:y="1.75cm">
          <draw:image xlink:href="Pictures/100000010000045A0000026038674BA0.png" xlink:type="simple" xlink:show="embed" xlink:actuate="onLoad" draw:mime-type="image/png">
            <text:p/>
          </draw:image>
        </draw:frame>
        <draw:line draw:style-name="gr3" draw:text-style-name="P3" draw:layer="layout" svg:x1="8.38cm" svg:y1="9.5cm" svg:x2="8.38cm" svg:y2="11cm">
          <text:p/>
        </draw:line>
        <draw:line draw:style-name="gr3" draw:text-style-name="P3" draw:layer="layout" svg:x1="8.38cm" svg:y1="9.487cm" svg:x2="8.38cm" svg:y2="10.987cm">
          <text:p/>
        </draw:line>
        <draw:line draw:style-name="gr3" draw:text-style-name="P3" draw:layer="layout" svg:x1="8.38cm" svg:y1="9.487cm" svg:x2="8.38cm" svg:y2="10.987cm">
          <text:p/>
        </draw:line>
        <draw:g draw:style-name="gr4">
          <draw:line draw:style-name="gr5" draw:text-style-name="P3" draw:layer="layout" svg:x1="8.92cm" svg:y1="9.5cm" svg:x2="8.92cm" svg:y2="11cm">
            <text:p/>
          </draw:line>
          <draw:frame draw:style-name="gr6" draw:text-style-name="P5" draw:layer="layout" svg:width="1.75cm" svg:height="0.878cm" svg:x="7.75cm" svg:y="11cm">
            <draw:text-box>
              <text:p text:style-name="P4"><text:span text:style-name="T1">CH3</text:span></text:p>
            </draw:text-box>
          </draw:frame>
          <draw:line draw:style-name="gr3" draw:text-style-name="P3" draw:layer="layout" svg:x1="8.38cm" svg:y1="9.487cm" svg:x2="8.38cm" svg:y2="10.987cm">
            <text:p/>
          </draw:line>
        </draw:g>
        <draw:g draw:style-name="gr4">
          <draw:line draw:style-name="gr3" draw:text-style-name="P3" draw:layer="layout" svg:x1="9.48cm" svg:y1="9.487cm" svg:x2="9.48cm" svg:y2="12cm">
            <text:p/>
          </draw:line>
          <draw:line draw:style-name="gr5" draw:text-style-name="P3" draw:layer="layout" svg:x1="10.02cm" svg:y1="9.487cm" svg:x2="10.02cm" svg:y2="12cm">
            <text:p/>
          </draw:line>
          <draw:frame draw:style-name="gr6" draw:text-style-name="P5" draw:layer="layout" svg:width="1.75cm" svg:height="0.878cm" svg:x="8.9cm" svg:y="11.872cm">
            <draw:text-box>
              <text:p text:style-name="P4"><text:span text:style-name="T1">CH2</text:span></text:p>
            </draw:text-box>
          </draw:frame>
        </draw:g>
        <draw:g draw:style-name="gr4">
          <draw:line draw:style-name="gr5" draw:text-style-name="P3" draw:layer="layout" svg:x1="11.07cm" svg:y1="9.487cm" svg:x2="11.07cm" svg:y2="10.987cm">
            <text:p/>
          </draw:line>
          <draw:frame draw:style-name="gr6" draw:text-style-name="P5" draw:layer="layout" svg:width="1.75cm" svg:height="0.878cm" svg:x="9.9cm" svg:y="10.987cm">
            <draw:text-box>
              <text:p text:style-name="P4"><text:span text:style-name="T1">CH0</text:span></text:p>
            </draw:text-box>
          </draw:frame>
          <draw:line draw:style-name="gr3" draw:text-style-name="P3" draw:layer="layout" svg:x1="10.53cm" svg:y1="9.474cm" svg:x2="10.53cm" svg:y2="10.974cm">
            <text:p/>
          </draw:line>
        </draw:g>
        <draw:g draw:style-name="gr4">
          <draw:line draw:style-name="gr3" draw:text-style-name="P3" draw:layer="layout" svg:x1="11.58cm" svg:y1="9.474cm" svg:x2="11.58cm" svg:y2="11.987cm">
            <text:p/>
          </draw:line>
          <draw:line draw:style-name="gr5" draw:text-style-name="P3" draw:layer="layout" svg:x1="12.12cm" svg:y1="9.474cm" svg:x2="12.12cm" svg:y2="11.987cm">
            <text:p/>
          </draw:line>
          <draw:frame draw:style-name="gr6" draw:text-style-name="P5" draw:layer="layout" svg:width="1.75cm" svg:height="0.878cm" svg:x="11cm" svg:y="11.859cm">
            <draw:text-box>
              <text:p text:style-name="P4"><text:span text:style-name="T1">CH1</text:span></text:p>
            </draw:text-box>
          </draw:frame>
        </draw:g>
        <draw:line draw:style-name="gr7" draw:text-style-name="P3" draw:layer="layout" svg:x1="15.67cm" svg:y1="9.474cm" svg:x2="15.67cm" svg:y2="10.974cm">
          <text:p/>
        </draw:line>
        <draw:frame draw:style-name="gr8" draw:text-style-name="P5" draw:layer="layout" svg:width="2.75cm" svg:height="1.505cm" svg:x="14.25cm" svg:y="11cm">
          <draw:text-box>
            <text:p text:style-name="P4"><text:span text:style-name="T1">Pulse</text:span></text:p>
            <text:p text:style-name="P4"><text:span text:style-name="T1">contact</text:span></text:p>
          </draw:text-box>
        </draw:frame>
        <draw:line draw:style-name="gr7" draw:text-style-name="P3" draw:layer="layout" svg:x1="15.13cm" svg:y1="9.461cm" svg:x2="15.13cm" svg:y2="10.961cm">
          <text:p/>
        </draw:line>
        <draw:frame draw:style-name="gr9" draw:text-style-name="P4" draw:layer="layout" svg:width="5.013cm" svg:height="5.25cm" svg:x="2.25cm" svg:y="14.5cm">
          <draw:image xlink:href="Pictures/100000000000015E0000015E076DC179.jpg" xlink:type="simple" xlink:show="embed" xlink:actuate="onLoad" draw:mime-type="image/jpeg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9cm" svg:height="10.75cm" svg:x="1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0.368cm" svg:x="1cm" svg:y="1.75cm">
          <draw:image xlink:href="Pictures/100000010000045A0000026038674BA0.png" xlink:type="simple" xlink:show="embed" xlink:actuate="onLoad" draw:mime-type="image/png">
            <text:p/>
          </draw:image>
        </draw:frame>
        <draw:line draw:style-name="gr3" draw:text-style-name="P3" draw:layer="layout" svg:x1="8.38cm" svg:y1="9.5cm" svg:x2="8.38cm" svg:y2="11cm">
          <text:p/>
        </draw:line>
        <draw:line draw:style-name="gr3" draw:text-style-name="P3" draw:layer="layout" svg:x1="8.38cm" svg:y1="9.487cm" svg:x2="8.38cm" svg:y2="10.987cm">
          <text:p/>
        </draw:line>
        <draw:line draw:style-name="gr3" draw:text-style-name="P3" draw:layer="layout" svg:x1="8.38cm" svg:y1="9.487cm" svg:x2="8.38cm" svg:y2="10.987cm">
          <text:p/>
        </draw:line>
        <draw:g draw:style-name="gr4">
          <draw:line draw:style-name="gr5" draw:text-style-name="P3" draw:layer="layout" svg:x1="8.92cm" svg:y1="9.5cm" svg:x2="8.92cm" svg:y2="11cm">
            <text:p/>
          </draw:line>
          <draw:frame draw:style-name="gr6" draw:text-style-name="P5" draw:layer="layout" svg:width="1.75cm" svg:height="0.878cm" svg:x="7.75cm" svg:y="11cm">
            <draw:text-box>
              <text:p text:style-name="P4"><text:span text:style-name="T1">CH3</text:span></text:p>
            </draw:text-box>
          </draw:frame>
          <draw:line draw:style-name="gr3" draw:text-style-name="P3" draw:layer="layout" svg:x1="8.38cm" svg:y1="9.487cm" svg:x2="8.38cm" svg:y2="10.987cm">
            <text:p/>
          </draw:line>
        </draw:g>
        <draw:g draw:style-name="gr4">
          <draw:line draw:style-name="gr3" draw:text-style-name="P3" draw:layer="layout" svg:x1="9.48cm" svg:y1="9.487cm" svg:x2="9.48cm" svg:y2="12cm">
            <text:p/>
          </draw:line>
          <draw:line draw:style-name="gr5" draw:text-style-name="P3" draw:layer="layout" svg:x1="10.02cm" svg:y1="9.487cm" svg:x2="10.02cm" svg:y2="12cm">
            <text:p/>
          </draw:line>
          <draw:frame draw:style-name="gr6" draw:text-style-name="P5" draw:layer="layout" svg:width="1.75cm" svg:height="0.878cm" svg:x="8.9cm" svg:y="11.872cm">
            <draw:text-box>
              <text:p text:style-name="P4"><text:span text:style-name="T1">CH2</text:span></text:p>
            </draw:text-box>
          </draw:frame>
        </draw:g>
        <draw:g draw:style-name="gr4">
          <draw:line draw:style-name="gr5" draw:text-style-name="P3" draw:layer="layout" svg:x1="11.07cm" svg:y1="9.487cm" svg:x2="11.07cm" svg:y2="10.987cm">
            <text:p/>
          </draw:line>
          <draw:frame draw:style-name="gr6" draw:text-style-name="P5" draw:layer="layout" svg:width="1.75cm" svg:height="0.878cm" svg:x="9.9cm" svg:y="10.987cm">
            <draw:text-box>
              <text:p text:style-name="P4"><text:span text:style-name="T1">CH0</text:span></text:p>
            </draw:text-box>
          </draw:frame>
          <draw:line draw:style-name="gr3" draw:text-style-name="P3" draw:layer="layout" svg:x1="10.53cm" svg:y1="9.474cm" svg:x2="10.53cm" svg:y2="10.974cm">
            <text:p/>
          </draw:line>
        </draw:g>
        <draw:g draw:style-name="gr4">
          <draw:line draw:style-name="gr3" draw:text-style-name="P3" draw:layer="layout" svg:x1="11.58cm" svg:y1="9.474cm" svg:x2="11.58cm" svg:y2="11.987cm">
            <text:p/>
          </draw:line>
          <draw:line draw:style-name="gr5" draw:text-style-name="P3" draw:layer="layout" svg:x1="12.12cm" svg:y1="9.474cm" svg:x2="12.12cm" svg:y2="11.987cm">
            <text:p/>
          </draw:line>
          <draw:frame draw:style-name="gr6" draw:text-style-name="P5" draw:layer="layout" svg:width="1.75cm" svg:height="0.878cm" svg:x="11cm" svg:y="11.859cm">
            <draw:text-box>
              <text:p text:style-name="P4"><text:span text:style-name="T1">CH1</text:span></text:p>
            </draw:text-box>
          </draw:frame>
        </draw:g>
        <draw:line draw:style-name="gr7" draw:text-style-name="P3" draw:layer="layout" svg:x1="15.67cm" svg:y1="9.474cm" svg:x2="15.67cm" svg:y2="10.974cm">
          <text:p/>
        </draw:line>
        <draw:frame draw:style-name="gr8" draw:text-style-name="P5" draw:layer="layout" svg:width="2.75cm" svg:height="1.505cm" svg:x="14.25cm" svg:y="11cm">
          <draw:text-box>
            <text:p text:style-name="P4"><text:span text:style-name="T1">Pulse</text:span></text:p>
            <text:p text:style-name="P4"><text:span text:style-name="T1">contact</text:span></text:p>
          </draw:text-box>
        </draw:frame>
        <draw:line draw:style-name="gr7" draw:text-style-name="P3" draw:layer="layout" svg:x1="15.13cm" svg:y1="9.461cm" svg:x2="15.13cm" svg:y2="10.961cm">
          <text:p/>
        </draw:line>
        <draw:frame draw:style-name="gr9" draw:text-style-name="P4" draw:layer="layout" svg:width="2.962cm" svg:height="2.962cm" svg:x="3.75cm" svg:y="13.75cm">
          <draw:image xlink:href="Pictures/100000010000015E0000015E6A0DEBD1.png" xlink:type="simple" xlink:show="embed" xlink:actuate="onLoad" draw:mime-type="image/png">
            <text:p/>
          </draw:image>
        </draw:frame>
        <draw:frame draw:style-name="gr9" draw:text-style-name="P4" draw:layer="layout" svg:width="2.5cm" svg:height="2.5cm" svg:x="5.75cm" svg:y="15.75cm">
          <draw:image xlink:href="Pictures/10000001000001CA000001CAACE58F06.png" xlink:type="simple" xlink:show="embed" xlink:actuate="onLoad" draw:mime-type="image/png">
            <text:p/>
          </draw:image>
        </draw:frame>
        <draw:frame draw:style-name="gr9" draw:text-style-name="P4" draw:layer="layout" svg:width="2.5cm" svg:height="2.5cm" svg:x="10.75cm" svg:y="15.5cm">
          <draw:image xlink:href="Pictures/10000001000001CA000001CAACE58F06.png" xlink:type="simple" xlink:show="embed" xlink:actuate="onLoad" draw:mime-type="image/png">
            <text:p/>
          </draw:image>
        </draw:frame>
        <draw:frame draw:style-name="gr9" draw:text-style-name="P4" draw:layer="layout" svg:width="3.809cm" svg:height="3.809cm" svg:x="13.941cm" svg:y="14.25cm">
          <draw:image xlink:href="Pictures/10000001000001C2000001C22A834D2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2" draw:display-name="Gradient 22" draw:style="linear" draw:start-color="#7d7d95" draw:end-color="#3d3d54" draw:start-intensity="100%" draw:end-intensity="100%" draw:angle="0deg" draw:border="0%">
      <loext:gradient-stop svg:offset="0" loext:color-type="rgb" loext:color-value="#7d7d95"/>
      <loext:gradient-stop svg:offset="1" loext:color-type="rgb" loext:color-value="#3d3d54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5T21:39:15.385784600</meta:creation-date>
    <dc:date>2025-09-15T22:34:39.299100400</dc:date>
    <meta:editing-duration>PT28M37S</meta:editing-duration>
    <meta:editing-cycles>4</meta:editing-cycles>
    <meta:generator>LibreOffice/25.2.5.2$Windows_X86_64 LibreOffice_project/03d19516eb2e1dd5d4ccd751a0d6f35f35e08022</meta:generator>
    <meta:document-statistic meta:object-count="77"/>
  </office:meta>
</office:document-meta>
</file>